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db84f" officeooo:paragraph-rsid="00202fc9"/>
    </style:style>
    <style:style style:name="P2" style:family="paragraph" style:parent-style-name="Standard">
      <style:text-properties officeooo:rsid="0016e9d4" officeooo:paragraph-rsid="00202fc9"/>
    </style:style>
    <style:style style:name="P3" style:family="paragraph" style:parent-style-name="Standard">
      <style:text-properties officeooo:rsid="0016f587" officeooo:paragraph-rsid="00202fc9"/>
    </style:style>
    <style:style style:name="P4" style:family="paragraph" style:parent-style-name="Standard">
      <style:text-properties officeooo:rsid="00158bea" officeooo:paragraph-rsid="00202fc9"/>
    </style:style>
    <style:style style:name="P5" style:family="paragraph" style:parent-style-name="Standard">
      <style:text-properties officeooo:rsid="0020ef76" officeooo:paragraph-rsid="0020ef76"/>
    </style:style>
    <style:style style:name="T1" style:family="text">
      <style:text-properties officeooo:rsid="0016e9d4"/>
    </style:style>
    <style:style style:name="T2" style:family="text">
      <style:text-properties officeooo:rsid="0013ee99"/>
    </style:style>
    <style:style style:name="T3" style:family="text">
      <style:text-properties officeooo:rsid="0016f587"/>
    </style:style>
    <style:style style:name="T4" style:family="text">
      <style:text-properties officeooo:rsid="00202fc9"/>
    </style:style>
    <style:style style:name="T5" style:family="text">
      <style:text-properties officeooo:rsid="0020ef7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utes: <text:span text:style-name="T4">3 Mar</text:span> 2020</text:p>
      <text:p text:style-name="P1">Group I</text:p>
      <text:p text:style-name="P1">Present: <text:span text:style-name="T2">Colin</text:span>, Mariah, Stefan </text:p>
      <text:p text:style-name="P1">Absent: <text:span text:style-name="T2">Alex, Peter</text:span></text:p>
      <text:p text:style-name="P1">Started: <text:span text:style-name="T4">5</text:span>:00 pm</text:p>
      <text:p text:style-name="P1"/>
      <text:p text:style-name="P2">This meeting was focused on <text:span text:style-name="T5">rallying the team and getting others motivated on the work that had been accomplished so far, despite the confusing documentation. Since many of use were missing for this meeting, it was brief and to the point. </text:span></text:p>
      <text:p text:style-name="P2"/>
      <text:p text:style-name="P1"><text:span text:style-name="T2">Alex is recovering from his surgery, and Peter had a family emergency.</text:span></text:p>
      <text:p text:style-name="P1"/>
      <text:p text:style-name="P5">Members began discussing the frustrations for the weekend, and how many did not get to a suitable starting place before they had to dedicate time to other classes. This unfortunately meant that, Stefan was the only member with a working PointNClick mouse adapter version of the project.</text:p>
      <text:p text:style-name="P5"/>
      <text:p text:style-name="P5">Despite having a working version, he was facing many of the same formatting issues he had seen in the DragNDrop version. When panels transferred to the Cells in the game board, they refused to fill the Cell container. Colin suggested that we use Jlables instead of Jpanels for transfer objects, which resonated well with the team. </text:p>
      <text:p text:style-name="P5"/>
      <text:p text:style-name="P5">The team also decided to establish more dynamic communication patterns, and set up a Slack account, along with a Discord account, so that instant messaging could be achieved at any time. Stefan agreed to send what he had so far to the team via these two platforms. </text:p>
      <text:p text:style-name="P3"/>
      <text:p text:style-name="P4">Stefan sent the details of this meeting to Alex, <text:span text:style-name="T5">and discussed them with Peter the following day.</text:span></text:p>
      <text:p text:style-name="P1"/>
      <text:p text:style-name="P1">Meeting ended: <text:span text:style-name="T5">5:47 </text:span>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9T18:58:46.072180979</meta:creation-date>
    <dc:date>2020-03-09T19:08:22.345628896</dc:date>
    <meta:editing-duration>PT9M35S</meta:editing-duration>
    <meta:editing-cycles>3</meta:editing-cycles>
    <meta:generator>LibreOffice/5.2.7.2$Linux_X86_64 LibreOffice_project/20m0$Build-2</meta:generator>
    <meta:document-statistic meta:table-count="0" meta:image-count="0" meta:object-count="0" meta:page-count="1" meta:paragraph-count="12" meta:word-count="240" meta:character-count="1402" meta:non-whitespace-character-count="1170"/>
  </office:meta>
</office:document-meta>
</file>